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table:number-columns-repeated="1005"/>
        </table:table-row>
        <table:table-row table:style-name="ro11">
          <table:table-cell table:style-name="ce29" office:value-type="date" office:date-value="2017-10-23" calcext:value-type="date">
            <text:p>2017-10-23</text:p>
          </table:table-cell>
          <table:table-cell table:number-columns-repeated="7"/>
          <table:table-cell office:value-type="string" calcext:value-type="string">
            <text:p>- Class</text:p>
            <text:p>- Prelude interview tagging</text:p>
            <text:p>- Review classmates’ blogs NMD442</text:p>
          </table:table-cell>
          <table:table-cell table:number-columns-repeated="1015"/>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1" calcext:value-type="float">
            <text:p>3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1" calcext:value-type="float">
            <text:p>31</text:p>
          </table:table-cell>
          <table:table-cell table:formula="of:=SUM([.E2:.E9])" office:value-type="float" office:value="46" calcext:value-type="float">
            <text:p>4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8" calcext:value-type="float">
            <text:p>498</text:p>
          </table:table-cell>
          <table:table-cell table:formula="of:=SUM([.D12:.I12])" office:value-type="float" office:value="291" calcext:value-type="float">
            <text:p>2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4" calcext:value-type="float">
            <text:p>54</text:p>
          </table:table-cell>
          <table:table-cell table:formula="of:=SUM([.E2:.E10])" office:value-type="float" office:value="71" calcext:value-type="float">
            <text:p>7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5" calcext:value-type="float">
            <text:p>685</text:p>
          </table:table-cell>
          <table:table-cell table:formula="of:=SUM([.D13:.I13])" office:value-type="float" office:value="434" calcext:value-type="float">
            <text:p>4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3.875" calcext:value-type="float">
            <text:p>3.875</text:p>
          </table:table-cell>
          <table:table-cell table:formula="of:=([.E12]/[.E15])" office:value-type="float" office:value="5.75" calcext:value-type="float">
            <text:p>5.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8.458333333333" calcext:value-type="float">
            <text:p>188.458333333333</text:p>
          </table:table-cell>
          <table:table-cell table:formula="of:=SUM([.D16:.I16])" office:value-type="float" office:value="27.4583333333333" calcext:value-type="float">
            <text:p>2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75" calcext:value-type="float">
            <text:p>6.75</text:p>
          </table:table-cell>
          <table:table-cell table:formula="of:=([.E13]/[.E15])" office:value-type="float" office:value="8.875" calcext:value-type="float">
            <text:p>8.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6.875" calcext:value-type="float">
            <text:p>236.875</text:p>
          </table:table-cell>
          <table:table-cell table:formula="of:=SUM([.D17:.I17])" office:value-type="float" office:value="41.375" calcext:value-type="float">
            <text:p>4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 style:data-style-name="N2" text:time-value="17:33:58.437020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3T02:16:56.964734806</dc:date>
    <meta:creation-date>2016-09-05T22:47:24Z</meta:creation-date>
    <meta:editing-cycles>1331</meta:editing-cycles>
    <meta:editing-duration>P27DT7H36M31S</meta:editing-duration>
    <meta:generator>LibreOffice/5.2.7.2$Linux_X86_64 LibreOffice_project/20m0$Build-2</meta:generator>
    <meta:document-statistic meta:table-count="4" meta:cell-count="4048" meta:object-count="0"/>
  </office:meta>
</office:document-meta>
</file>